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officeooo:rsid="0008b25c" officeooo:paragraph-rsid="0008b25c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officeooo:paragraph-rsid="0008b25c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officeooo:rsid="0009569a" officeooo:paragraph-rsid="0009569a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officeooo:rsid="0009569a" officeooo:paragraph-rsid="000b18e3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officeooo:rsid="0009569a" officeooo:paragraph-rsid="000ce9cb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officeooo:rsid="000ce9cb" officeooo:paragraph-rsid="000ce9cb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002f61" officeooo:paragraph-rsid="00002f6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02f61" officeooo:paragraph-rsid="00002f6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002f61" officeooo:paragraph-rsid="00002f6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002f61" officeooo:paragraph-rsid="0002ffb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02ffb2" officeooo:paragraph-rsid="0002ffb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officeooo:rsid="0005afe8" officeooo:paragraph-rsid="0005afe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officeooo:paragraph-rsid="0005afe8"/>
    </style:style>
    <style:style style:name="P14" style:family="paragraph" style:parent-style-name="Standard">
      <style:paragraph-properties fo:text-align="start" style:justify-single-word="false"/>
      <style:text-properties fo:color="#000000" fo:font-size="12pt" officeooo:rsid="0002ffb2" officeooo:paragraph-rsid="0002ff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fo:font-size="12pt" officeooo:rsid="0005afe8" officeooo:paragraph-rsid="0005afe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officeooo:rsid="0007447f" officeooo:paragraph-rsid="0005afe8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officeooo:rsid="0008b25c" officeooo:paragraph-rsid="0008b25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officeooo:paragraph-rsid="000fc5d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b25c" officeooo:paragraph-rsid="0008b25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1bb7" officeooo:paragraph-rsid="0009569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569a" officeooo:paragraph-rsid="0009569a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569a" officeooo:paragraph-rsid="000b18e3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18e3" officeooo:paragraph-rsid="000b18e3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ce9cb" officeooo:paragraph-rsid="000ce9cb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e4534" officeooo:paragraph-rsid="000e4534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e4534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e4534"/>
    </style:style>
    <style:style style:name="P28" style:family="paragraph" style:parent-style-name="Standard">
      <style:paragraph-properties fo:text-align="start" style:justify-single-word="false"/>
      <style:text-properties officeooo:paragraph-rsid="000fc5dd"/>
    </style:style>
    <style:style style:name="T1" style:family="text">
      <style:text-properties officeooo:rsid="00015ae0"/>
    </style:style>
    <style:style style:name="T2" style:family="text">
      <style:text-properties officeooo:rsid="0002ffb2"/>
    </style:style>
    <style:style style:name="T3" style:family="text">
      <style:text-properties officeooo:rsid="0005afe8"/>
    </style:style>
    <style:style style:name="T4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fo:letter-spacing="normal"/>
    </style:style>
    <style:style style:name="T6" style:family="text">
      <style:text-properties fo:font-variant="normal" fo:text-transform="none" fo:color="#374151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font-size="12pt" fo:letter-spacing="normal" fo:font-style="normal" fo:font-weight="normal" style:font-size-asian="10.5pt" style:font-size-complex="12pt"/>
    </style:style>
    <style:style style:name="T8" style:family="text">
      <style:text-properties fo:font-variant="normal" fo:text-transform="none" fo:font-size="12pt" fo:letter-spacing="normal" fo:font-style="normal" fo:font-weight="normal" officeooo:rsid="0008b25c" style:font-size-asian="10.5pt" style:font-size-complex="12pt"/>
    </style:style>
    <style:style style:name="T9" style:family="text">
      <style:text-properties fo:font-variant="normal" fo:text-transform="none" fo:font-size="12pt" fo:letter-spacing="normal" fo:font-style="normal" fo:font-weight="normal" officeooo:rsid="000916c1" style:font-size-asian="10.5pt" style:font-size-complex="12pt"/>
    </style:style>
    <style:style style:name="T10" style:family="text">
      <style:text-properties fo:font-variant="normal" fo:text-transform="none" fo:font-size="12pt" fo:letter-spacing="normal" fo:font-style="normal" fo:font-weight="normal" officeooo:rsid="00091bb7" style:font-size-asian="10.5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0b18e3" style:font-size-asian="10.5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0ce9cb" style:font-size-asian="10.5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0e4534" style:font-size-asian="10.5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0fc5dd" style:font-size-asian="10.5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fc5dd" style:font-size-asian="10.5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loext:padding="0.049cm" loext:border="0.06pt solid #d9d9e3"/>
    </style:style>
    <style:style style:name="T17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0fc5d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loext:padding="0.049cm" loext:border="0.06pt solid #d9d9e3"/>
    </style:style>
    <style:style style:name="T22" style:family="text">
      <style:text-properties fo:font-variant="normal" fo:text-transform="none" fo:color="#000000" style:font-name="Liberation Serif" fo:letter-spacing="normal"/>
    </style:style>
    <style:style style:name="T23" style:family="text">
      <style:text-properties fo:font-variant="normal" fo:text-transform="none" style:font-name="S hne" fo:font-size="12pt" fo:letter-spacing="normal" fo:font-style="normal" fo:font-weight="normal" officeooo:rsid="0007447f" style:font-size-asian="10.5pt" style:font-size-complex="12pt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08b25c" style:font-size-asian="12pt" style:font-size-complex="12pt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0fc5dd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officeooo:rsid="0005afe8" style:font-size-asian="10.5pt" style:font-size-complex="12pt"/>
    </style:style>
    <style:style style:name="T28" style:family="text">
      <style:text-properties fo:font-size="12pt" officeooo:rsid="0007447f" style:font-size-asian="10.5pt" style:font-size-complex="12pt"/>
    </style:style>
    <style:style style:name="T29" style:family="text">
      <style:text-properties officeooo:rsid="0009569a"/>
    </style:style>
    <style:style style:name="T30" style:family="text">
      <style:text-properties officeooo:rsid="000e4534"/>
    </style:style>
    <style:style style:name="T31" style:family="text">
      <style:text-properties fo:color="#374151"/>
    </style:style>
    <style:style style:name="T32" style:family="text">
      <style:text-properties fo:color="#374151" style:font-name="S hne"/>
    </style:style>
    <style:style style:name="T33" style:family="text">
      <style:text-properties fo:color="#374151" style:font-name="S hne" officeooo:rsid="000e4534"/>
    </style:style>
    <style:style style:name="T34" style:family="text">
      <style:text-properties fo:color="#374151" style:font-name="Liberation Serif"/>
    </style:style>
    <style:style style:name="T35" style:family="text">
      <style:text-properties fo:color="#374151" officeooo:rsid="000e4534"/>
    </style:style>
    <style:style style:name="T36" style:family="text">
      <style:text-properties officeooo:rsid="000e4534" style:font-size-asian="10.5pt" style:font-size-complex="12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00e4534" style:font-size-asian="10.5pt" style:font-size-complex="12pt"/>
    </style:style>
    <style:style style:name="T39" style:family="text">
      <style:text-properties fo:color="#000000" loext:padding="0.049cm" loext:border="0.06pt solid #d9d9e3"/>
    </style:style>
    <style:style style:name="T40" style:family="text">
      <style:text-properties fo:color="#000000" style:font-name="Liberation Serif" loext:padding="0.049cm" loext:border="0.06pt solid #d9d9e3"/>
    </style:style>
    <style:style style:name="T41" style:family="text">
      <style:text-properties loext:padding="0.049cm" loext:border="0.06pt solid #d9d9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t Commands</text:p>
      <text:p text:style-name="P8"/>
      <text:p text:style-name="P9">1. git -v -&gt; To check the version of git installed.</text:p>
      <text:p text:style-name="P9"/>
      <text:p text:style-name="P9">2. git init -&gt; To initialize git repository in local system or project folder.</text:p>
      <text:p text:style-name="P9"/>
      <text:p text:style-name="P11">3. git config -&gt; To configure the git settings.</text:p>
      <text:p text:style-name="P11"><text:tab/>a) git config –global : To configure the settings globally.</text:p>
      <text:p text:style-name="P11"><text:tab/>b) git –list : To see the settings of configuration of git.</text:p>
      <text:p text:style-name="P11"/>
      <text:p text:style-name="P11">4. git clone -&gt; Cloning a repository on our local machine.</text:p>
      <text:p text:style-name="P11"><text:tab/>Syntax: git clone &lt;some-link&gt;</text:p>
      <text:p text:style-name="P9"/>
      <text:p text:style-name="P9"><text:span text:style-name="T2">5</text:span>. <text:span text:style-name="T1">git status: Display the status of the code.</text:span></text:p>
      <text:p text:style-name="P9"/>
      <text:p text:style-name="P9"><text:tab/><text:span text:style-name="T1">a) <text:s/>Untracked : New files that git doesn’t track yet.</text:span></text:p>
      <text:p text:style-name="P10"><text:tab/><text:span text:style-name="T2">b) <text:s/>modified : Files that has been changed or updated .</text:span></text:p>
      <text:p text:style-name="P11"><text:tab/>c) <text:s/>staged : Files is ready to be committed.</text:p>
      <text:p text:style-name="P11"><text:tab/>d) <text:s/>unmodified : Files which are unchanged. </text:p>
      <text:p text:style-name="P9"/>
      <text:p text:style-name="P11">6. git add -&gt; This command adds new or changed files in your working directory to the git staging <text:tab/> <text:s text:c="7"/>area.</text:p>
      <text:p text:style-name="P11"><text:tab/></text:p>
      <text:p text:style-name="P11"><text:tab/>a) git add &lt;file-name&gt; : To add single file.</text:p>
      <text:p text:style-name="P11"><text:tab/>b) git add . : To add all files <text:span text:style-name="T3">in staging area.</text:span></text:p>
      <text:p text:style-name="P11"/>
      <text:p text:style-name="P12">7. git commit -&gt; It is the record of change i.e what changes are done in the files.</text:p>
      <text:p text:style-name="P12"><text:tab/>Syntax: git commit -m “some message”</text:p>
      <text:p text:style-name="P12"><text:tab/></text:p>
      <text:p text:style-name="P12"><text:tab/><text:span text:style-name="T29">a) </text:span>For multiline commit : git commit </text:p>
      <text:p text:style-name="P12"><text:tab/>This will open up a text editor to write multiline commit.</text:p>
      <text:p text:style-name="P12"><text:tab/><text:span text:style-name="T29">b) -a : It will stage and commit the tracked files combined.</text:span></text:p>
      <text:p text:style-name="P12"><text:tab/><text:span text:style-name="T29">Synatx : git commit -am “some message”</text:span></text:p>
      <text:p text:style-name="P12"><text:tab/></text:p>
      <text:p text:style-name="P12"/>
      <text:p text:style-name="P12">8. git log -&gt; This command in git is used to view the commit history of git repository.</text:p>
      <text:p text:style-name="P12"><text:tab/></text:p>
      <text:p text:style-name="P12"><text:tab/>a) --oneline : Displays each commit on a single line, showing only the commit hash and the <text:tab/><text:tab/> <text:s text:c="9"/>first line of the commit message.</text:p>
      <text:p text:style-name="P12"><text:tab/>b) --author=&lt;author&gt; : Filters the log to show commits by a specific author.</text:p>
      <text:p text:style-name="P13"><text:span text:style-name="T27"><text:tab/></text:span><text:span text:style-name="T28">c) --since and --until : Limits the log to commits made within a specific time frame.</text:span></text:p>
      <text:p text:style-name="P13"><text:span text:style-name="T28"><text:tab/>d) --grep=&lt;pattern&gt; </text:span><text:span text:style-name="T23">: </text:span><text:span text:style-name="T24">Filters the log to show commits with commit messages matching a <text:tab/><text:tab/><text:tab/><text:tab/>specific pattern or keyword.</text:span></text:p>
      <text:p text:style-name="P16"/>
      <text:p text:style-name="P16"/>
      <text:p text:style-name="P1"><text:span text:style-name="T28">9. </text:span><text:span text:style-name="T26">git show -&gt; The git show command in Git is used to display detailed information about a specific <text:tab/><text:tab/>Git object, such as a commit, a tag, or a tree.</text:span></text:p>
      <text:p text:style-name="P17"><text:tab/></text:p>
      <text:p text:style-name="P1"><text:span text:style-name="T26">10. <text:s/>git diff -&gt; </text:span><text:span text:style-name="T7">The git diff command in Git is used to view the differences between two Git objects, <text:tab/><text:tab/>typically between two commits, two branches, or between the working directory and <text:tab/><text:tab/>the most recent commit.</text:span></text:p>
      <text:p text:style-name="P19"/>
      <text:p text:style-name="P19"><text:soft-page-break/></text:p>
      <text:p text:style-name="P19"><text:tab/><text:tab/></text:p>
      <text:p text:style-name="P19"><text:tab/>a) --staged : To see the differences between the files in the staging area (index) and the last <text:tab/><text:tab/> <text:s text:c="7"/>commit.</text:p>
      <text:p text:style-name="P2"><text:span text:style-name="T8"><text:tab/></text:span><text:span text:style-name="T9">b) --staged &lt;commit&gt; : </text:span><text:span text:style-name="T10">To compare a specific commit with the files in the staging area <text:tab/><text:tab/><text:tab/><text:tab/><text:tab/>(index).</text:span></text:p>
      <text:p text:style-name="P20"/>
      <text:p text:style-name="P3"><text:span text:style-name="T10">1</text:span><text:span text:style-name="T7">1. git push -&gt; Upload local repo content to remote repo.</text:span></text:p>
      <text:p text:style-name="P21"><text:tab/>Syntax: git push origin &lt;branch name&gt;</text:p>
      <text:p text:style-name="P21"/>
      <text:p text:style-name="P21">12. git branch -&gt; To check current branch .</text:p>
      <text:p text:style-name="P21"><text:tab/>Syntax : git branch</text:p>
      <text:p text:style-name="P21"><text:tab/></text:p>
      <text:p text:style-name="P21"><text:tab/>a) -M : To rename the branch.</text:p>
      <text:p text:style-name="P21"><text:tab/><text:tab/>Syntax: git branch -M &lt;branch name&gt;</text:p>
      <text:p text:style-name="P21"><text:s/><text:tab/>b) checkout : To navigate on other branch.</text:p>
      <text:p text:style-name="P21"><text:tab/><text:tab/>Synatx: git checkout &lt;branch name&gt;</text:p>
      <text:p text:style-name="P21"><text:tab/>c) checkout -b : To create new branch</text:p>
      <text:p text:style-name="P21"><text:tab/><text:tab/>Syntax: git checkout -b &lt;branch name&gt;</text:p>
      <text:p text:style-name="P21"><text:tab/>d) -d : To delete branch.</text:p>
      <text:p text:style-name="P21"><text:tab/><text:tab/>Syntax: git branch -d &lt;branch name&gt;</text:p>
      <text:p text:style-name="P21"/>
      <text:p text:style-name="P3"><text:span text:style-name="T7">13. </text:span><text:span text:style-name="T11">Undoing Changes -&gt; Sometimes we did some staging and commit by mistake so we have an <text:tab/><text:tab/><text:tab/>option in git to restore it.</text:span></text:p>
      <text:p text:style-name="P22"><text:tab/></text:p>
      <text:p text:style-name="P4"><text:span text:style-name="T7"><text:tab/></text:span><text:span text:style-name="T11">Case 1 : staged changes </text:span></text:p>
      <text:p text:style-name="P4"><text:span text:style-name="T11"><text:tab/><text:tab/>Synatx: git reset &lt;filename&gt; <text:s text:c="5"/>(For single File)</text:span><text:span text:style-name="T7"><text:tab/></text:span></text:p>
      <text:p text:style-name="P4"><text:span text:style-name="T7"><text:tab/><text:tab/><text:tab/> </text:span><text:span text:style-name="T11">git reset <text:tab/><text:tab/> <text:s text:c="3"/>(For all files)</text:span></text:p>
      <text:p text:style-name="P23"><text:tab/>Case 2: Commited changes ( for one commit)</text:p>
      <text:p text:style-name="P23"><text:tab/><text:tab/>Syntax : git reset HEAD~1</text:p>
      <text:p text:style-name="P5"><text:span text:style-name="T11"><text:tab/></text:span><text:span text:style-name="T12">Case 3: Commited changes (for many commit)</text:span></text:p>
      <text:p text:style-name="P24"><text:tab/><text:tab/>Syntax : git reset &lt;commit hash&gt;</text:p>
      <text:p text:style-name="P24"><text:tab/><text:tab/><text:tab/> <text:s/>git reset --hard &lt;commit hash&gt; <text:s/>To reset the changes in the editor too.</text:p>
      <text:p text:style-name="P24"/>
      <text:p text:style-name="P25">14. git clean -&gt; It is used to remove untracked files and directories from your working directory.</text:p>
      <text:p text:style-name="P25"><text:tab/></text:p>
      <text:p text:style-name="P26"><text:span text:style-name="T36"><text:tab/></text:span><text:span text:style-name="T38">a) -n : </text:span><text:span text:style-name="T37">This option shows you what files and directories would be removed <text:tab/><text:tab/><text:tab/><text:tab/>without actually removing them. </text:span></text:p>
      <text:p text:style-name="P26"><text:tab/><text:span text:style-name="T30">b) -f : This option is used to actually remove the untracked files and <text:tab/><text:tab/><text:tab/><text:tab/><text:tab/>directories. </text:span></text:p>
      <text:p text:style-name="P26"><text:span text:style-name="T30"><text:tab/>c) -d : This option tells Git to also remove untracked directories. By <text:tab/><text:tab/><text:tab/><text:tab/><text:tab/>default, Git only removes untracked files.</text:span></text:p>
      <text:p text:style-name="P26"><text:span text:style-name="T30"><text:tab/>d) -i : This option enters interactive mode, allowing you to select which untracked <text:tab/><text:tab/><text:tab/>files and directories you want to remove.</text:span></text:p>
      <text:p text:style-name="P23"><text:tab/></text:p>
      <text:p text:style-name="P28"><text:span text:style-name="T15">15. .gitignore -&gt; T</text:span><text:span text:style-name="T19">he .</text:span><text:span text:style-name="T20">gitignore </text:span><text:span text:style-name="T19">file is a special configuration file used to specify files and <text:tab/><text:tab/><text:tab/>directories that should be ignored by Git when tracking changes in a repositor</text:span><text:span text:style-name="T20">y.</text:span></text:p>
      <text:p text:style-name="P28"><text:span text:style-name="T20"/></text:p>
      <text:p text:style-name="P28"><text:span text:style-name="T20">16. .gitkeep -&gt; It </text:span><text:span text:style-name="T19"><text:s/>is not a standard Git command or configuration file, but rather a convention used <text:tab/><text:tab/>by some developers to ensure that empty directories are tracked by Git. </text:span></text:p>
      <text:p text:style-name="P18"><text:span text:style-name="T25"/></text:p>
      <text:p text:style-name="P6"><text:soft-page-break/><text:span text:style-name="T11">1</text:span><text:span text:style-name="T14">7</text:span><text:span text:style-name="T7">. Fork -&gt; A fork is a new repository that shares the code and visibility settings with the original <text:tab/> <text:s text:c="5"/>upstream repository. It is a rough copy of a project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5:38:52.305573968</meta:creation-date>
    <dc:date>2023-10-09T19:02:39.473505120</dc:date>
    <meta:editing-duration>PT40M2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759" meta:character-count="4224" meta:non-whitespace-character-count="3362"/>
  </office:meta>
</office:document-meta>
</file>